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line-height="135%" fo:background-color="#1e1e1e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dex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HOGAR, MOSAICO, ARTE, DECORADO, DISEÑOS"</text:span><text:span text:style-name="T2">&gt;</text:span></text:p>
      <text:p text:style-name="P1"><text:span text:style-name="T4"><text:s text:c="2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Arte en mosaiquismo una elección en el arte de tu hogar"</text:span><text:span text:style-name="T2">&gt;</text:span></text:p>
      <text:p text:style-name="Standard"><text:span text:style-name="T1">video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VIDEOS, MOSAICO, ARTE, DECORADO, DISEÑOS"</text:span><text:span text:style-name="T2">&gt;</text:span></text:p>
      <text:p text:style-name="P1"><text:span text:style-name="T4"><text:s text:c="4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Arte en mosaiquismo aplicado para disfrutar en cada video"</text:span><text:span text:style-name="T2">&gt;</text:span></text:p>
      <text:p text:style-name="Standard"><text:span text:style-name="T1">nosotros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HOGAR, MOSAICO, ARTE, DECORADO, DISEÑOS"</text:span><text:span text:style-name="T2">&gt;</text:span></text:p>
      <text:p text:style-name="P1"><text:span text:style-name="T4"><text:s text:c="4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Arte en mosaiquismo una forma de vida para la decoracion de tu alma"</text:span><text:span text:style-name="T2">&gt;</text:span></text:p>
      <text:p text:style-name="Standard"><text:span text:style-name="T1">contacto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ESPEJO, MOSAICO, ARTE, DECORADO, DISEÑOS"</text:span><text:span text:style-name="T2">&gt;</text:span></text:p>
      <text:p text:style-name="P1"><text:span text:style-name="T4"><text:s text:c="4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Contacto para tener un producto de mosaiquismo personalizado con el envio de su sugerencia"</text:span><text:span text:style-name="T2">&gt;</text:span></text:p>
      <text:p text:style-name="Standard"><text:span text:style-name="T1">desplegable - espejos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ESPEJO, MOSAICO, ARTE, DECORADO, DISEÑOS"</text:span><text:span text:style-name="T2">&gt;</text:span></text:p>
      <text:p text:style-name="P1"><text:span text:style-name="T4"><text:s text:c="4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Arte en mosaiquismo aplicado en espejo, con diseños y decorados personalizados"</text:span><text:span text:style-name="T2">&gt;</text:span></text:p>
      <text:p text:style-name="Standard"><text:span text:style-name="T1">desplegable - macetas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MACETAS, MOSAICO, ARTE, DECORADO, DISEÑOS"</text:span><text:span text:style-name="T2">&gt;</text:span></text:p>
      <text:p text:style-name="P1"><text:span text:style-name="T4"><text:s text:c="4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Arte en mosaiquismo aplicado en macetas, con diseños y decorados personalizados"</text:span><text:span text:style-name="T2">&gt;</text:span></text:p>
      <text:p text:style-name="Standard"><text:span text:style-name="T1">desplegable - numeros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NUMEROS, MOSAICO, ARTE, DECORADO, DISEÑOS"</text:span><text:span text:style-name="T2">&gt;</text:span></text:p>
      <text:p text:style-name="P1"><text:span text:style-name="T4"><text:s text:c="4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Arte en mosaiquismo aplicado en carteles numericos para domicilios, con diseños y decorados personalizados"</text:span><text:span text:style-name="T2">&gt;</text:span></text:p>
      <text:p text:style-name="Standard"><text:span text:style-name="T1">desplegable - tutores</text:span></text:p>
      <text:p text:style-name="P1"><text:span text:style-name="T2">&lt;</text:span><text:span text:style-name="T3">meta</text:span><text:span text:style-name="T4"> </text:span><text:span text:style-name="T5">name</text:span><text:span text:style-name="T4">=</text:span><text:span text:style-name="T6">"Keywords"</text:span><text:span text:style-name="T4"> </text:span><text:span text:style-name="T5">content</text:span><text:span text:style-name="T4">=</text:span><text:span text:style-name="T6">"Tutores, MOSAICO, ARTE, DECORADO, DISEÑOS"</text:span><text:span text:style-name="T2">&gt;</text:span></text:p>
      <text:p text:style-name="P1"><text:span text:style-name="T4"><text:s text:c="4"/></text:span><text:span text:style-name="T2">&lt;</text:span><text:span text:style-name="T3">meta</text:span><text:span text:style-name="T4"> </text:span><text:span text:style-name="T5">name</text:span><text:span text:style-name="T4">=</text:span><text:span text:style-name="T6">"description"</text:span><text:span text:style-name="T4"> </text:span><text:span text:style-name="T5">content</text:span><text:span text:style-name="T4">=</text:span><text:span text:style-name="T6">"Arte en mosaiquismo aplicado en tutores para tus plantas, con diseños y decorados personalizados"</text:span><text:span text:style-name="T2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185" meta:character-count="1641" meta:non-whitespace-character-count="1450"/>
    <meta:generator>LibreOfficeDev/6.0.5.2$Linux_X86_64 LibreOffice_project/</meta:generator>
  </office:meta>
</office:document-meta>
</file>